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Epistle Reading</text:span></text:p>
            <text:p text:style-name="P1"><text:span text:style-name="T2">1 Corinthians 6:12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622cm" svg:height="7.766cm" svg:x="2.286cm" svg:y="0.762cm">
          <draw:text-box>
            <text:p text:style-name="P4"><text:span text:style-name="T3">12</text:span><text:span text:style-name="T4">“All things are lawful for me,” but not all things are helpful. “All things are lawful for me,” but I will not be enslaved by anyth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13cm" svg:height="5.48cm" svg:x="2.032cm" svg:y="0.87cm">
          <draw:text-box>
            <text:p text:style-name="P4"><text:span text:style-name="T3"><text:s/></text:span><text:span text:style-name="T3">13</text:span><text:span text:style-name="T4">“Food is meant for the stomach and the stomach for food”—and God will destroy both one and the o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5.654cm" svg:height="7.766cm" svg:x="1.27cm" svg:y="0.762cm">
          <draw:text-box>
            <text:p text:style-name="P4"><text:span text:style-name="T4">The body is not meant for sexual immorality, but for the Lord, and the Lord for the body. </text:span><text:span text:style-name="T3">14</text:span><text:span text:style-name="T4">And God raised the Lord and will also raise us up by his pow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6" draw:layer="layout" svg:width="24.638cm" svg:height="6.858cm" svg:x="1.856cm" svg:y="0.762cm">
          <draw:text-box>
            <text:p text:style-name="P4"><text:span text:style-name="T3">15</text:span><text:span text:style-name="T4">Do you not know that your bodies are members of Christ? Shall I then take the members of Christ and make them members of a prostitute? <text:s/>Never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7" draw:layer="layout" svg:width="25.654cm" svg:height="7.766cm" svg:x="1.27cm" svg:y="0.762cm">
          <draw:text-box>
            <text:p text:style-name="P4"><text:span text:style-name="T3">16</text:span><text:span text:style-name="T4">Or do you not know that he who is joined to a prostitute becomes one body with her? For, as it is written, “The two will become one flesh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5" draw:layer="layout" svg:width="25.654cm" svg:height="7.766cm" svg:x="1.27cm" svg:y="0.762cm">
          <draw:text-box>
            <text:p text:style-name="P4"><text:span text:style-name="T3">17</text:span><text:span text:style-name="T4">But he who is joined to the Lord becomes one spirit with him. </text:span><text:span text:style-name="T3">18</text:span><text:span text:style-name="T4">Flee from sexual immorality. Every other sin a person commits is outside the body, but the sexually immoral person sins against his own bod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6" draw:text-style-name="P5" draw:layer="layout" svg:width="25.654cm" svg:height="6.263cm" svg:x="1.27cm" svg:y="0.762cm">
          <draw:text-box>
            <text:p text:style-name="P4"><text:span text:style-name="T3">19</text:span><text:span text:style-name="T4">Or do you not know that your body is a temple of the Holy Spirit within you, whom you have from God? You are not your own, </text:span><text:span text:style-name="T3">20</text:span><text:span text:style-name="T4">for you were bought with a price. So glorify God in your bod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09:16:14.168000000</meta:creation-date>
    <dc:title>Hymn template</dc:title>
    <meta:editing-duration>PT15M47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8-01-11T13:25:33.372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1-15T09:16:13.638000000"/>
  </office:meta>
</office:document-meta>
</file>